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'Helvetica Neue', Helvetica, sans-serif"/>
    <style:font-face style:name="Roboto" svg:font-family="Roboto, sans-serif"/>
    <style:font-face style:name="inherit" svg:font-family="inherit"/>
    <style:font-face style:name="FreeSans1" svg:font-family="FreeSans" style:font-family-generic="swiss"/>
    <style:font-face style:name="Verdana" svg:font-family="Verdana, sans-serif" style:font-family-generic="swiss"/>
    <style:font-face style:name="verdana" svg:font-family="verdana, sans-serif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Verdana" fo:font-weight="bold" officeooo:rsid="000c466a" officeooo:paragraph-rsid="000c466a" style:font-weight-asian="bold" style:font-weight-complex="bold"/>
    </style:style>
    <style:style style:name="P2" style:family="paragraph" style:parent-style-name="Standard">
      <style:text-properties officeooo:paragraph-rsid="0011cdd2"/>
    </style:style>
    <style:style style:name="P3" style:family="paragraph" style:parent-style-name="Standard">
      <style:text-properties style:font-name="inherit" fo:font-weight="normal" officeooo:rsid="001651cf" officeooo:paragraph-rsid="001651cf" style:font-weight-asian="normal" style:font-weight-complex="normal"/>
    </style:style>
    <style:style style:name="P4" style:family="paragraph" style:parent-style-name="Standard">
      <style:text-properties style:font-name="inherit" fo:font-weight="normal" officeooo:rsid="000c466a" officeooo:paragraph-rsid="000c466a" style:font-weight-asian="normal" style:font-weight-complex="normal"/>
    </style:style>
    <style:style style:name="P5" style:family="paragraph" style:parent-style-name="Standard">
      <style:text-properties style:font-name="inherit" fo:font-weight="normal" officeooo:rsid="000e9316" officeooo:paragraph-rsid="000e9316" style:font-weight-asian="normal" style:font-weight-complex="normal"/>
    </style:style>
    <style:style style:name="P6" style:family="paragraph" style:parent-style-name="Standard">
      <style:text-properties style:font-name="inherit" fo:font-weight="normal" officeooo:rsid="000e9316" officeooo:paragraph-rsid="0010b1c1" style:font-weight-asian="normal" style:font-weight-complex="normal"/>
    </style:style>
    <style:style style:name="P7" style:family="paragraph" style:parent-style-name="Standard">
      <style:text-properties style:font-name="inherit" fo:font-weight="normal" officeooo:rsid="000efca9" officeooo:paragraph-rsid="000efca9" style:font-weight-asian="normal" style:font-weight-complex="normal"/>
    </style:style>
    <style:style style:name="P8" style:family="paragraph" style:parent-style-name="Standard">
      <style:text-properties style:font-name="inherit" fo:font-weight="bold" officeooo:rsid="000e9316" officeooo:paragraph-rsid="000e9316" style:font-weight-asian="bold" style:font-weight-complex="bold"/>
    </style:style>
    <style:style style:name="P9" style:family="paragraph" style:parent-style-name="Standard">
      <style:text-properties style:font-name="inherit" fo:font-weight="bold" officeooo:rsid="000c466a" officeooo:paragraph-rsid="000c466a" style:font-weight-asian="bold" style:font-weight-complex="bold"/>
    </style:style>
    <style:style style:name="P10" style:family="paragraph" style:parent-style-name="Standard">
      <style:text-properties style:font-name="inherit" fo:font-weight="bold" officeooo:rsid="000efca9" officeooo:paragraph-rsid="000efca9" style:font-weight-asian="bold" style:font-weight-complex="bold"/>
    </style:style>
    <style:style style:name="P11" style:family="paragraph" style:parent-style-name="Standard">
      <style:text-properties style:font-name="inherit" officeooo:paragraph-rsid="0011cdd2"/>
    </style:style>
    <style:style style:name="P12" style:family="paragraph" style:parent-style-name="Text_20_body">
      <style:text-properties style:font-name="inherit" officeooo:rsid="0010b1c1" officeooo:paragraph-rsid="0010b1c1"/>
    </style:style>
    <style:style style:name="P13" style:family="paragraph" style:parent-style-name="Text_20_body">
      <style:text-properties style:font-name="inherit" officeooo:rsid="0011cd21" officeooo:paragraph-rsid="0011cd21"/>
    </style:style>
    <style:style style:name="P14" style:family="paragraph" style:parent-style-name="Text_20_body">
      <style:text-properties style:font-name="inherit" officeooo:rsid="001651cf" officeooo:paragraph-rsid="001651cf"/>
    </style:style>
    <style:style style:name="P15" style:family="paragraph" style:parent-style-name="Text_20_body">
      <style:text-properties style:font-name="inherit" officeooo:paragraph-rsid="001443be"/>
    </style:style>
    <style:style style:name="P16" style:family="paragraph" style:parent-style-name="Text_20_body">
      <style:text-properties style:font-name="inherit" fo:font-size="12pt" officeooo:rsid="00151a1f" officeooo:paragraph-rsid="00151a1f" style:font-size-asian="12pt" style:font-size-complex="12pt"/>
    </style:style>
    <style:style style:name="P17" style:family="paragraph" style:parent-style-name="Text_20_body">
      <style:text-properties style:font-name="inherit" fo:font-size="12pt" officeooo:rsid="001651cf" officeooo:paragraph-rsid="001651cf" style:font-size-asian="12pt" style:font-size-complex="12pt"/>
    </style:style>
    <style:style style:name="P18" style:family="paragraph" style:parent-style-name="Text_20_body">
      <style:text-properties style:font-name="inherit" fo:font-size="12pt" officeooo:rsid="0032ff3b" officeooo:paragraph-rsid="0032ff3b" style:font-size-asian="12pt" style:font-size-complex="12pt"/>
    </style:style>
    <style:style style:name="P19" style:family="paragraph" style:parent-style-name="Text_20_body">
      <style:text-properties style:font-name="inherit" officeooo:rsid="001a2b7f" officeooo:paragraph-rsid="001a2b7f"/>
    </style:style>
    <style:style style:name="P20" style:family="paragraph" style:parent-style-name="Text_20_body">
      <style:text-properties style:font-name="inherit" officeooo:rsid="002428a8" officeooo:paragraph-rsid="002428a8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0b1c1"/>
    </style:style>
    <style:style style:name="T4" style:family="text">
      <style:text-properties officeooo:rsid="0011cdd2"/>
    </style:style>
    <style:style style:name="T5" style:family="text">
      <style:text-properties officeooo:rsid="001651cf"/>
    </style:style>
    <style:style style:name="T6" style:family="text">
      <style:text-properties style:font-name="inherit"/>
    </style:style>
    <style:style style:name="T7" style:family="text">
      <style:text-properties style:font-name="inherit" fo:font-weight="normal" officeooo:rsid="0011cdd2" style:font-weight-asian="normal" style:font-weight-complex="normal"/>
    </style:style>
    <style:style style:name="T8" style:family="text">
      <style:text-properties style:font-name="inherit" fo:font-weight="bold" officeooo:rsid="0011cdd2" style:font-weight-asian="bold" style:font-weight-complex="bold"/>
    </style:style>
    <style:style style:name="T9" style:family="text">
      <style:text-properties style:font-name="inherit" fo:font-weight="bold" officeooo:rsid="002428a8" style:font-weight-asian="bold" style:font-weight-complex="bold"/>
    </style:style>
    <style:style style:name="T10" style:family="text">
      <style:text-properties style:font-name="inherit" officeooo:rsid="002428a8"/>
    </style:style>
    <text:list-style style:name="L1">
      <text:list-level-style-bullet text:level="1" text:style-name="Bullet_20_Symbols" style:num-suffix="." text:bullet-char="•">
        <style:list-level-properties text:space-before="0.794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ile-structure of bootstrap </text:p>
      <text:p text:style-name="P1"/>
      <text:p text:style-name="P3">Bootstrap is a front end framework <text:s/>for faster and easier web development</text:p>
      <text:p text:style-name="P3">It includes HTML and CSS based design templates it also gives responsive layout </text:p>
      <text:p text:style-name="P3">It is compatible with all browsers <text:s/>and it is open source</text:p>
      <text:p text:style-name="P3"/>
      <text:p text:style-name="P4">Once the <text:s/>compiled version of bootstrap is downloaded extract the zip file <text:s/>and we will see the <text:s/>file structure</text:p>
      <text:p text:style-name="P4"/>
      <text:p text:style-name="P4">The downloaded version of bootstrap provides <text:s/>three root folders</text:p>
      <text:p text:style-name="P4"/>
      <text:p text:style-name="P4">1.CSS</text:p>
      <text:p text:style-name="P4"/>
      <text:p text:style-name="P4">2.JS</text:p>
      <text:p text:style-name="P4"/>
      <text:p text:style-name="P4">3.fonts</text:p>
      <text:p text:style-name="P4"/>
      <text:p text:style-name="P8">The CSS root folder contains</text:p>
      <text:p text:style-name="P5"/>
      <text:p text:style-name="P5">1.bootstrap.css</text:p>
      <text:p text:style-name="P5"/>
      <text:p text:style-name="P5">2.bootstrap.min.css</text:p>
      <text:p text:style-name="P5"/>
      <text:p text:style-name="P5">3.bootstrap.theme.css</text:p>
      <text:p text:style-name="P5"/>
      <text:p text:style-name="P5">4.bootstrap.theme.min.css</text:p>
      <text:p text:style-name="P4"/>
      <text:p text:style-name="P8">The Js root folder contains</text:p>
      <text:p text:style-name="P5"/>
      <text:p text:style-name="P5">1.bootstrap.js</text:p>
      <text:p text:style-name="P5"/>
      <text:p text:style-name="P5">2.bootstrap.min.js</text:p>
      <text:p text:style-name="P5"/>
      <text:p text:style-name="P7">3.npm.js</text:p>
      <text:p text:style-name="P8"/>
      <text:p text:style-name="P8">The font root folder contains</text:p>
      <text:p text:style-name="P5"/>
      <text:p text:style-name="P6">1.glyphicons-halflings-regular.<text:span text:style-name="T3">eot</text:span></text:p>
      <text:p text:style-name="P6"/>
      <text:p text:style-name="P5"><text:span text:style-name="T3">2</text:span>.glyphicons-halflings-regular.svg</text:p>
      <text:p text:style-name="P5"/>
      <text:p text:style-name="P5"><text:span text:style-name="T3">3</text:span>.glyphicons-halflings-regular.ttf</text:p>
      <text:p text:style-name="P5"/>
      <text:p text:style-name="P5"><text:span text:style-name="T3">4</text:span>.glyphicons-halflings-regular.woff</text:p>
      <text:p text:style-name="P9"/>
      <text:p text:style-name="P10">Folder CSS:</text:p>
      <text:p text:style-name="P7"/>
      <text:p text:style-name="P7"><text:s/>This folder contains <text:s/>all the bootstrap CSS files </text:p>
      <text:p text:style-name="P4"><text:s/><text:span text:style-name="T4">This is the basic form of bootstrap compiled files <text:s/>for quick drop in usage <text:s/>in <text:s text:c="2"/>any web project </text:span></text:p>
      <text:p text:style-name="P4"/>
      <text:p text:style-name="P3"><text:soft-page-break/>All icons <text:s/>require a base class <text:s/>and individual icon class </text:p>
      <text:p text:style-name="P4"/>
      <text:p text:style-name="P2"><text:span text:style-name="T7">Provided compiled <text:s/>CSS and JS </text:span><text:span text:style-name="T8">bootstrap.</text:span><text:span text:style-name="T9">css</text:span><text:span text:style-name="T8"> </text:span><text:span text:style-name="Strong_20_Emphasis"><text:span text:style-name="T6">bootstrap.min.</text:span></text:span><text:span text:style-name="Strong_20_Emphasis"><text:span text:style-name="T10">css</text:span></text:span><text:span text:style-name="Strong_20_Emphasis"><text:span text:style-name="T6"> </text:span></text:span><text:span text:style-name="T6">is the style</text:span></text:p>
      <text:p text:style-name="P11">information for all the bootstrap components, it makes responsive change size and orientation to suit the viewing screen size</text:p>
      <text:p text:style-name="P12">bootstrap.min.css file included <text:s/>to <text:s/>make <text:s/>normal HTML file <text:s/>to bootstrapped template</text:p>
      <text:p text:style-name="P20">bootstrap.css <text:s/>and bootstrap.min.css it includes</text:p>
      <text:p text:style-name="P20">Layout</text:p>
      <text:p text:style-name="P20">content</text:p>
      <text:p text:style-name="P20">component</text:p>
      <text:p text:style-name="P20">Utilities</text:p>
      <text:p text:style-name="P13"><text:span text:style-name="T2">Font folder:</text:span></text:p>
      <text:p text:style-name="P14">Glyphicons:</text:p>
      <text:p text:style-name="P13">Bootstrap provides <text:s/>four font files <text:s/>glyphicons-halflings-regular.* this file provides all the font <text:s/>icons <text:s/>font files include <text:s/>more than 250 icons from the glyphicon <text:s/>halfling set</text:p>
      <text:p text:style-name="P19">Font formats by browser support</text:p>
      <text:p text:style-name="P19">TTF,WOFF ,SVG</text:p>
      <text:p text:style-name="P19">TTF: True type font TTF permits <text:s/>storage upto <text:s/>65000 characters fonts are nnot compresssed in this format as a result <text:s/>they have <text:s/>larger file size</text:p>
      <text:p text:style-name="P19">WOFF:Itis supported by all browsers with metadata .It was created to live on the web </text:p>
      <text:p text:style-name="P19">SVG:These fonts contains glyphicons as standard svg elements and attributes as if they <text:s/>were a single <text:s/>vector object</text:p>
      <text:p text:style-name="P15"><text:bookmark text:name=":bi.co"/><text:span text:style-name="T1">This js files contains the following content.</text:span></text:p>
      <text:p text:style-name="P15">1.js affix<text:line-break/>2.js alert<text:line-break/>3.js button<text:line-break/>4.js carousel<text:line-break/>5.js collapse<text:line-break/>6.js dropdown<text:line-break/>7.js model<text:line-break/>8.js popover<text:line-break/>9.js scrollspy<text:line-break/>10.js tab<text:line-break/>11.js tooltip</text:p>
      <text:p text:style-name="P15"><text:soft-page-break/></text:p>
      <text:p text:style-name="P16">Bootstrap provides global css settings <text:s/>HTML elements can be styled <text:s/>and enhanced <text:s/>with extensible classes .</text:p>
      <text:p text:style-name="P16">Bootstrap <text:s/>contains <text:s/>resuable components <text:s/>built to provide <text:s/><text:span text:style-name="T5">common user interface components like</text:span></text:p>
      <text:p text:style-name="P16">Dropdowns</text:p>
      <text:p text:style-name="P16">navigation</text:p>
      <text:p text:style-name="P16">Alerts</text:p>
      <text:p text:style-name="P17">Modals</text:p>
      <text:p text:style-name="P17">Tabs</text:p>
      <text:p text:style-name="P17">carousel</text:p>
      <text:p text:style-name="P16">pop-overs</text:p>
      <text:p text:style-name="P18">The styles as in CSS required for Responsive behaviour and built in interface is defined in bootstrap.css file.</text:p>
      <text:p text:style-name="P18">The javascript required for working of built in components like tabs, dropdowns are defined in bootstrap.js file.</text:p>
      <text:p text:style-name="P17">Bootstrap provides basic structure <text:s/>with grid-system and it contains plugins <text:s/>and we can esily include them one by one <text:s/>and we can also customize bootstrap component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, 'Helvetica Neue', Helvetica, sans-serif"/>
    <style:font-face style:name="Roboto" svg:font-family="Roboto, sans-serif"/>
    <style:font-face style:name="inherit" svg:font-family="inherit"/>
    <style:font-face style:name="FreeSans1" svg:font-family="FreeSans" style:font-family-generic="swiss"/>
    <style:font-face style:name="Verdana" svg:font-family="Verdana, sans-serif" style:font-family-generic="swiss"/>
    <style:font-face style:name="verdana" svg:font-family="verdana, sans-serif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2T08:14:10.820703863</meta:creation-date>
    <dc:date>2018-08-22T12:03:18.731757442</dc:date>
    <meta:editing-duration>PT1H12M33S</meta:editing-duration>
    <meta:editing-cycles>11</meta:editing-cycles>
    <meta:generator>LibreOffice/5.1.6.2$Linux_X86_64 LibreOffice_project/10m0$Build-2</meta:generator>
    <meta:document-statistic meta:table-count="0" meta:image-count="0" meta:object-count="0" meta:page-count="3" meta:paragraph-count="57" meta:word-count="401" meta:character-count="2778" meta:non-whitespace-character-count="2385"/>
  </office:meta>
</office:document-meta>
</file>